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Droid Sans Fallback" svg:font-family="'Droid Sans Fallback'" style:font-family-generic="roman"/>
    <style:font-face style:name="FreeSans" svg:font-family="FreeSans" style:font-family-generic="roman"/>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office:font-face-decls>
  <office:automatic-styles>
    <style:style style:name="P1" style:family="paragraph" style:parent-style-name="Title">
      <style:paragraph-properties fo:text-align="center" style:justify-single-word="false"/>
      <style:text-properties fo:font-size="22pt" style:font-size-asian="22pt"/>
    </style:style>
    <style:style style:name="P2" style:family="paragraph" style:parent-style-name="Footer">
      <style:paragraph-properties fo:text-align="center" style:justify-single-word="false"/>
    </style:style>
    <style:style style:name="P3" style:family="paragraph" style:parent-style-name="Normal">
      <style:text-properties officeooo:paragraph-rsid="001c4734"/>
    </style:style>
    <style:style style:name="P4" style:family="paragraph" style:parent-style-name="Normal">
      <style:text-properties officeooo:rsid="001c4734" officeooo:paragraph-rsid="001c4734"/>
    </style:style>
    <style:style style:name="P5" style:family="paragraph" style:parent-style-name="Normal">
      <style:text-properties officeooo:rsid="002044eb" officeooo:paragraph-rsid="002044eb"/>
    </style:style>
    <style:style style:name="P6" style:family="paragraph" style:parent-style-name="Normal">
      <style:text-properties officeooo:rsid="00266f52" officeooo:paragraph-rsid="00266f52"/>
    </style:style>
    <style:style style:name="P7" style:family="paragraph" style:parent-style-name="Normal">
      <style:text-properties fo:font-style="normal" officeooo:rsid="00266f52" officeooo:paragraph-rsid="00266f52" style:font-style-asian="normal" style:font-style-complex="normal"/>
    </style:style>
    <style:style style:name="P8" style:family="paragraph" style:parent-style-name="Normal">
      <style:text-properties fo:font-style="normal" officeooo:rsid="00266f52" officeooo:paragraph-rsid="002cc167" style:font-style-asian="normal" style:font-style-complex="normal"/>
    </style:style>
    <style:style style:name="P9" style:family="paragraph" style:parent-style-name="Normal">
      <style:text-properties fo:font-style="normal" officeooo:rsid="002cc167" officeooo:paragraph-rsid="002cc167" style:font-style-asian="normal" style:font-style-complex="normal"/>
    </style:style>
    <style:style style:name="P10" style:family="paragraph" style:parent-style-name="Normal">
      <style:text-properties officeooo:paragraph-rsid="002cc167"/>
    </style:style>
    <style:style style:name="P11" style:family="paragraph" style:parent-style-name="Normal">
      <style:text-properties officeooo:paragraph-rsid="00266f52"/>
    </style:style>
    <style:style style:name="P12" style:family="paragraph" style:parent-style-name="Normal">
      <style:text-properties officeooo:rsid="001dc0f0" officeooo:paragraph-rsid="003008bf"/>
    </style:style>
    <style:style style:name="P13" style:family="paragraph" style:parent-style-name="Normal">
      <style:text-properties officeooo:paragraph-rsid="003008bf"/>
    </style:style>
    <style:style style:name="P14" style:family="paragraph" style:parent-style-name="List_20_Paragraph">
      <style:text-properties officeooo:rsid="00225c9a" officeooo:paragraph-rsid="00234562"/>
    </style:style>
    <style:style style:name="P15" style:family="paragraph" style:parent-style-name="List_20_Paragraph">
      <style:text-properties officeooo:rsid="00234562" officeooo:paragraph-rsid="00234562"/>
    </style:style>
    <style:style style:name="P16" style:family="paragraph" style:parent-style-name="List_20_Paragraph">
      <style:text-properties officeooo:rsid="002cc167" officeooo:paragraph-rsid="002cc167"/>
    </style:style>
    <style:style style:name="P17" style:family="paragraph" style:parent-style-name="List_20_Paragraph">
      <style:paragraph-properties fo:margin-left="0in" fo:margin-right="0in" fo:text-indent="0in" style:auto-text-indent="false"/>
      <style:text-properties officeooo:paragraph-rsid="00234562"/>
    </style:style>
    <style:style style:name="P18" style:family="paragraph" style:parent-style-name="Heading_20_2">
      <style:text-properties officeooo:rsid="00266f52" officeooo:paragraph-rsid="00266f52"/>
    </style:style>
    <style:style style:name="P19" style:family="paragraph" style:parent-style-name="Normal" style:master-page-name="MP0">
      <style:paragraph-properties style:page-number="auto" fo:break-before="page"/>
      <style:text-properties officeooo:paragraph-rsid="001c4734"/>
    </style:style>
    <style:style style:name="P20" style:family="paragraph" style:parent-style-name="Normal">
      <style:text-properties officeooo:rsid="003008bf" officeooo:paragraph-rsid="003008bf"/>
    </style:style>
    <style:style style:name="P21" style:family="paragraph" style:parent-style-name="Normal" style:list-style-name="L2">
      <style:text-properties officeooo:rsid="0020ce97" officeooo:paragraph-rsid="002044eb"/>
    </style:style>
    <style:style style:name="P22" style:family="paragraph" style:parent-style-name="Normal" style:list-style-name="L2">
      <style:text-properties officeooo:rsid="0020ce97" officeooo:paragraph-rsid="0020ce97"/>
    </style:style>
    <style:style style:name="P23" style:family="paragraph" style:parent-style-name="List_20_Paragraph" style:list-style-name="L1">
      <style:text-properties officeooo:paragraph-rsid="001f1957"/>
    </style:style>
    <style:style style:name="P24" style:family="paragraph" style:parent-style-name="List_20_Paragraph" style:list-style-name="L1">
      <style:text-properties officeooo:paragraph-rsid="002044eb"/>
    </style:style>
    <style:style style:name="P25" style:family="paragraph" style:parent-style-name="List_20_Paragraph" style:list-style-name="L1">
      <style:text-properties fo:font-style="normal" fo:font-weight="normal" officeooo:rsid="002044eb" officeooo:paragraph-rsid="002044eb" style:font-style-asian="normal" style:font-weight-asian="normal" style:font-style-complex="normal" style:font-weight-complex="normal"/>
    </style:style>
    <style:style style:name="P26" style:family="paragraph" style:parent-style-name="List_20_Paragraph" style:list-style-name="L1">
      <style:text-properties officeooo:rsid="002044eb" officeooo:paragraph-rsid="002044eb"/>
    </style:style>
    <style:style style:name="P27" style:family="paragraph" style:parent-style-name="List_20_Paragraph" style:list-style-name="L3"/>
    <style:style style:name="P28" style:family="paragraph" style:parent-style-name="List_20_Paragraph" style:list-style-name="L4">
      <style:text-properties officeooo:rsid="00225c9a" officeooo:paragraph-rsid="00225c9a"/>
    </style:style>
    <style:style style:name="P29" style:family="paragraph" style:parent-style-name="List_20_Paragraph" style:list-style-name="L4">
      <style:text-properties officeooo:rsid="00225c9a" officeooo:paragraph-rsid="002cc167"/>
    </style:style>
    <style:style style:name="P30" style:family="paragraph" style:parent-style-name="List_20_Paragraph" style:list-style-name="L4">
      <style:text-properties officeooo:rsid="00225c9a" officeooo:paragraph-rsid="00234562"/>
    </style:style>
    <style:style style:name="P31" style:family="paragraph" style:parent-style-name="List_20_Paragraph" style:list-style-name="L4">
      <style:text-properties officeooo:rsid="00225c9a" officeooo:paragraph-rsid="003089ca"/>
    </style:style>
    <style:style style:name="P32" style:family="paragraph" style:parent-style-name="List_20_Paragraph">
      <style:text-properties officeooo:rsid="00225c9a" officeooo:paragraph-rsid="003089ca"/>
    </style:style>
    <style:style style:name="P33" style:family="paragraph" style:parent-style-name="List_20_Paragraph" style:list-style-name="L4">
      <style:text-properties officeooo:rsid="002ba4c9" officeooo:paragraph-rsid="002ba4c9"/>
    </style:style>
    <style:style style:name="P34" style:family="paragraph" style:parent-style-name="List_20_Paragraph" style:list-style-name="L4">
      <style:text-properties officeooo:rsid="00234562" officeooo:paragraph-rsid="00234562"/>
    </style:style>
    <style:style style:name="P35" style:family="paragraph" style:parent-style-name="List_20_Paragraph" style:list-style-name="L4">
      <style:text-properties officeooo:rsid="00247f4f" officeooo:paragraph-rsid="00247f4f"/>
    </style:style>
    <style:style style:name="P36" style:family="paragraph" style:parent-style-name="List_20_Paragraph">
      <style:text-properties officeooo:rsid="003089ca" officeooo:paragraph-rsid="003089ca"/>
    </style:style>
    <style:style style:name="T1" style:family="text">
      <style:text-properties officeooo:rsid="003002a1"/>
    </style:style>
    <style:style style:name="T2" style:family="text">
      <style:text-properties officeooo:rsid="002e94e3"/>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2cc167"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2e2c6e" style:font-style-asian="italic" style:font-style-complex="italic"/>
    </style:style>
    <style:style style:name="T9" style:family="text">
      <style:text-properties fo:font-style="italic" officeooo:rsid="002e2c6e" style:font-style-asian="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1c4734" style:font-style-asian="italic" style:font-weight-asian="normal" style:font-style-complex="italic" style:font-weight-complex="normal"/>
    </style:style>
    <style:style style:name="T12" style:family="text">
      <style:text-properties fo:font-style="italic" fo:font-weight="normal" officeooo:rsid="002044eb" style:font-style-asian="italic" style:font-weight-asian="normal" style:font-style-complex="italic" style:font-weight-complex="normal"/>
    </style:style>
    <style:style style:name="T13" style:family="text">
      <style:text-properties officeooo:rsid="001c4734"/>
    </style:style>
    <style:style style:name="T14" style:family="text">
      <style:text-properties fo:font-style="normal" officeooo:rsid="001f1957" style:font-style-asian="normal" style:font-style-complex="normal"/>
    </style:style>
    <style:style style:name="T15" style:family="text">
      <style:text-properties fo:font-style="normal" officeooo:rsid="002044eb" style:font-style-asian="normal" style:font-style-complex="normal"/>
    </style:style>
    <style:style style:name="T16" style:family="text">
      <style:text-properties fo:font-style="normal" officeooo:rsid="002b259c" style:font-style-asian="normal" style:font-style-complex="normal"/>
    </style:style>
    <style:style style:name="T17" style:family="text">
      <style:text-properties fo:font-style="normal" officeooo:rsid="00266f52" style:font-style-asian="normal" style:font-style-complex="normal"/>
    </style:style>
    <style:style style:name="T18" style:family="text">
      <style:text-properties fo:font-style="normal" officeooo:rsid="002a99d4" style:font-style-asian="normal" style:font-style-complex="normal"/>
    </style:style>
    <style:style style:name="T19" style:family="text">
      <style:text-properties fo:font-style="normal" fo:font-weight="bold" officeooo:rsid="002044eb"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2044eb" style:font-style-asian="normal" style:font-weight-asian="normal" style:font-style-complex="normal" style:font-weight-complex="normal"/>
    </style:style>
    <style:style style:name="T22" style:family="text">
      <style:text-properties fo:font-style="normal" fo:font-weight="normal" officeooo:rsid="00234562" style:font-style-asian="normal" style:font-weight-asian="normal" style:font-style-complex="normal" style:font-weight-complex="normal"/>
    </style:style>
    <style:style style:name="T23" style:family="text">
      <style:text-properties officeooo:rsid="002044eb"/>
    </style:style>
    <style:style style:name="T24" style:family="text">
      <style:text-properties officeooo:rsid="00234562"/>
    </style:style>
    <style:style style:name="T25" style:family="text">
      <style:text-properties officeooo:rsid="00247f4f"/>
    </style:style>
    <style:style style:name="T26" style:family="text">
      <style:text-properties officeooo:rsid="002b259c"/>
    </style:style>
    <style:style style:name="T27" style:family="text">
      <style:text-properties officeooo:rsid="002cc167"/>
    </style:style>
    <style:style style:name="T28" style:family="text">
      <style:text-properties officeooo:rsid="00266f52"/>
    </style:style>
    <style:style style:name="T29" style:family="text">
      <style:text-properties officeooo:rsid="002cf623"/>
    </style:style>
    <style:style style:name="T30" style:family="text">
      <style:text-properties officeooo:rsid="002e2c6e"/>
    </style:style>
    <style:style style:name="T31" style:family="text">
      <style:text-properties officeooo:rsid="003008bf"/>
    </style:style>
    <style:style style:name="T32" style:family="text">
      <style:text-properties officeooo:rsid="003089ca"/>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etitions are public <text:span text:style-name="T13">web</text:span> pages that you can use to mobilize on-line support for an issue. <text:span text:style-name="T13">By inviting people to “sign” the petition (by adding their contact information) you can educate people on the issue and collect their contact information so you can continue mobilizing them in the future.</text:span></text:p>
      <text:p text:style-name="P3"/>
      <text:p text:style-name="P3">For an overview of the petition process, check out the <text:span text:style-name="Default_20_Paragraph_20_Font"><text:span text:style-name="T10">CiviCRM </text:span></text:span><text:span text:style-name="Default_20_Paragraph_20_Font"><text:span text:style-name="T11">U</text:span></text:span><text:span text:style-name="Default_20_Paragraph_20_Font"><text:span text:style-name="T10">ser and </text:span></text:span><text:span text:style-name="Default_20_Paragraph_20_Font"><text:span text:style-name="T11">A</text:span></text:span><text:span text:style-name="Default_20_Paragraph_20_Font"><text:span text:style-name="T10">dministrator guide:</text:span></text:span> <text:a xlink:type="simple" xlink:href="http://book.civicrm.org/user/current/petition/what-you-need-to-know/" text:style-name="Internet_20_link" text:visited-style-name="Visited_20_Internet_20_Link"><text:span text:style-name="Hyperlink">http://book.civicrm.org/user/current/petition/what-you-need-to-know/</text:span></text:a></text:p>
      <text:p text:style-name="P3"><text:span text:style-name="Hyperlink"/></text:p>
      <text:p text:style-name="P3"><text:span text:style-name="T13">This help file documents an additional petition feature provided by the Petition Email Extension: allowing</text:span> the petition signer to send an email to <text:span text:style-name="T13">one or more</text:span> campaign target<text:span text:style-name="T13">s</text:span>. When someone completes the petition, an email <text:span text:style-name="T13">can be</text:span> sent on behalf of them to <text:span text:style-name="T13">a</text:span> target <text:span text:style-name="T13">with</text:span> an activity <text:span text:style-name="T13">documenting this email </text:span>recorded <text:span text:style-name="T13">for both the petition signer and the target</text:span>. <text:span text:style-name="T13">You can specify “static” targets (all petitions signed are sent to the same set of targets) or “dynamic” targets – the target chosen depends on who signs the petition (allowing individuals to send only to their elected officials). </text:span></text:p>
      <text:p text:style-name="P3"/>
      <text:p text:style-name="P4">Note: for dynamic targets to work, you must have a <text:span text:style-name="T29">system in place that will auto-lookup your election districts (such as the Drupal </text:span>Cicero <text:span text:style-name="T29">module). </text:span><text:s/></text:p>
      <text:h text:style-name="Heading_20_2" text:outline-level="2"><text:span text:style-name="T13">I</text:span>nitial Setup</text:h>
      <text:p text:style-name="P20">When you enable the Petition Email extension, a number of steps are taken automatically.</text:p>
      <text:p text:style-name="P12"/>
      <text:p text:style-name="P20">One Activity custom data group is created called “Petition Email Message Fields.” It has two custom fields: Custom Message and Cusotm Subject. These fields allow people signing the petition to specify their own customized subject and message.</text:p>
      <text:p text:style-name="P12"/>
      <text:p text:style-name="P13"><text:span text:style-name="T31">In addition, three profiles are created: Petition Email Activity Fields (which allow you to use your custom fields with a petition), Petition Email Contact Info (designed to be used in a petition to collect information about the petition signer), and <text:s/></text:span>Petition Email Available Matching fields <text:span text:style-name="T31">(which allow you to decide which fields can be used to match a petition signer with a target).</text:span></text:p>
      <text:p text:style-name="P13"/>
      <text:p text:style-name="P20">In addition to these automatic steps, there are a number of steps that need to be taken manually <text:s/>just once to get all the parts properly configured. </text:p>
      <text:list xml:id="list7250367539888448698" text:style-name="L1">
        <text:list-header>
          <text:p text:style-name="P23"/>
        </text:list-header>
        <text:list-item>
          <text:p text:style-name="P24"><text:span text:style-name="T29">Populate your profile that determines which fields can be used for matching a petition signer to a target. This profile has already been created for you, but it needs to be populated with fields. The name of the profile is: </text:span><text:span text:style-name="T7">Petition Email Available Matching fields. </text:span><text:span text:style-name="T14">Click the fields link next to this profile to add fields. This profile controls which fields are available to be used as matching fields when you configure a petition to only send an email to the elected officials representing the </text:span><text:soft-page-break/><text:span text:style-name="T14">petition signer. You should add all fields that you might want to use (e.g. state district id, city district id, etc.).</text:span></text:p>
          <text:p text:style-name="P24"/>
        </text:list-item>
        <text:list-item>
          <text:p text:style-name="P24"><text:span text:style-name="T15">Create a Location Type to hold the email address of your targets. This step is optional, but ensures that you have </text:span><text:span text:style-name="T16">more</text:span><text:span text:style-name="T15"> control over which email address an elected official receives their email message. For example, with some targets, you may want a particular staff person to receive the email, rather than the official email address of the politician. Go to: </text:span><text:span text:style-name="T19">Administer → Customize data and Screens → Drop Down Options → Location Types. </text:span><text:span text:style-name="T21">Click </text:span><text:span text:style-name="T19">New Location Type</text:span><text:span text:style-name="T21"> and enter </text:span><text:span text:style-name="T12">Target</text:span><text:span text:style-name="T21"> for the name and enter </text:span><text:span text:style-name="T12">Location used to contact petition targets</text:span><text:span text:style-name="T21"> for the description. </text:span></text:p>
          <text:p text:style-name="P25"/>
        </text:list-item>
        <text:list-item>
          <text:p text:style-name="P26"><text:span text:style-name="T20">Import your targets and assign to a group</text:span><text:span text:style-name="T22">s. If you are importing members of different elected offices, be sure to put them in different groups (e.g. separate groups for state assembly members and state senators).</text:span></text:p>
        </text:list-item>
      </text:list>
      <text:h text:style-name="Heading_20_2" text:outline-level="2">Petition Email: General Workflow Summary</text:h>
      <text:p text:style-name="P5">The petition email feature is very flexible. Following is a suggested work-flow, which can be modified depending on your needs. The example work-flow assumes that you want to dynamically send email to targets based on the petition signer's actual elected officials <text:span text:style-name="T24">(e.g. state senators and state assembly members)</text:span> and that you have CiviCRM Cicero configured to automatically lookup each petition signers electoral information.</text:p>
      <text:p text:style-name="P5"/>
      <text:list xml:id="list8004845685260041944" text:style-name="L2">
        <text:list-item>
          <text:p text:style-name="P21">Create your outreach group. This group includes all the contacts in your database that you want to announce the petition to and encourage to sign it. </text:p>
        </text:list-item>
        <text:list-item>
          <text:p text:style-name="P22">Configure Cicero to match all of these records. This step is typically scheduled and make take a few hours so be sure to plan ahead (see the Cicero Documentation for more information)</text:p>
        </text:list-item>
        <text:list-item>
          <text:p text:style-name="P22">If you haven't already, create your target group<text:span text:style-name="T24">s</text:span> <text:span text:style-name="T26">(e.g. State Senators or City Council members) </text:span>and ensure that their electoral fields are up to date (if not, configure Cicero to match their records)</text:p>
        </text:list-item>
        <text:list-item>
          <text:p text:style-name="P22">Create your petition (see below for the details)</text:p>
        </text:list-item>
        <text:list-item>
          <text:p text:style-name="P22">Run the Petition Email report (Reports → Campaign Reports → New Campaign Report. Then choose PetitionEmail. You can use this report to review how the people in your outreach group will be mapped to people in your target group. </text:p>
        </text:list-item>
        <text:list-item>
          <text:p text:style-name="P22">Send a Mass Email to your outreach group with a link to the petition that includes a hash (this ensures that their contact information will be auto-populated). The email should also include a link that does not include the hash for people to use if the email has been forwarded to a list.</text:p>
        </text:list-item>
        <text:list-item>
          <text:p text:style-name="P22">Re-run the PetitionEmail report to see who has signed the petition and what email messages have been sent.</text:p>
        </text:list-item>
      </text:list>
      <text:p text:style-name="P5"/>
      <text:p text:style-name="P5"/>
      <text:h text:style-name="Heading_20_2" text:outline-level="2"><text:soft-page-break/>Creating a Petition with a Target Email Function Enabled</text:h>
      <text:p text:style-name="Normal">Click on Campaigns -&gt; New Petition to start a petition. </text:p>
      <text:p text:style-name="Normal"/>
      <text:list xml:id="list11919005065536091" text:style-name="L3">
        <text:list-item>
          <text:p text:style-name="P27">Give your petition a Title, which will appear at the top of the on-line page. Add some introductory text and pictures as desired. You can use <text:span text:style-name="T23">HTML</text:span> to improve the dynamism of the page.</text:p>
        </text:list-item>
      </text:list>
      <text:p text:style-name="List_20_Paragraph"/>
      <text:list xml:id="list94822619292265" text:continue-numbering="true" text:style-name="L3">
        <text:list-item>
          <text:p text:style-name="P27">Choose the Contact Profile <text:span text:style-name="T30">for petitions</text:span> <text:span text:style-name="T23">(called “Petition Email Contact Info”)</text:span>. <text:s/>You may need to revise it from petition to petition. To do so, click <text:span text:style-name="Default_20_Paragraph_20_Font"><text:span text:style-name="T3">Edit Profile</text:span></text:span></text:p>
        </text:list-item>
      </text:list>
      <text:p text:style-name="Normal"/>
      <text:list xml:id="list94824062957244" text:continue-numbering="true" text:style-name="L3">
        <text:list-item>
          <text:p text:style-name="P27">For Activity Profile, choose the <text:span text:style-name="T8">Petition</text:span><text:span text:style-name="T30"> </text:span><text:span text:style-name="Default_20_Paragraph_20_Font"><text:span text:style-name="T6">Email </text:span></text:span><text:span text:style-name="Default_20_Paragraph_20_Font"><text:span text:style-name="T9">Activity Fields</text:span></text:span> profile</text:p>
        </text:list-item>
      </text:list>
      <text:p text:style-name="Normal"/>
      <text:list xml:id="list94824591231934" text:continue-numbering="true" text:style-name="L3">
        <text:list-item>
          <text:p text:style-name="P27">Fill in the Thank You page Title and Text.</text:p>
        </text:list-item>
      </text:list>
      <text:p text:style-name="Normal"/>
      <text:list xml:id="list94823246409200" text:continue-numbering="true" text:style-name="L3">
        <text:list-item>
          <text:p text:style-name="P27">Check Bypass email confirmation, unless you want people to have to go through a second step of opening their email and clicking to confirm their email address before PowerBase sends the email to the target <text:span text:style-name="T23">(if you get a lot of spam submissions, you may want to check that box).</text:span></text:p>
        </text:list-item>
      </text:list>
      <text:p text:style-name="Normal"/>
      <text:list xml:id="list94824492777658" text:continue-numbering="true" text:style-name="L3">
        <text:list-item>
          <text:p text:style-name="P27">Check Send an email to a target. </text:p>
        </text:list-item>
      </text:list>
      <text:p text:style-name="List_20_Paragraph"/>
      <text:p text:style-name="Normal">Now you have some additional options:</text:p>
      <text:p text:style-name="Normal"/>
      <text:list xml:id="list7924148181444927174" text:style-name="L4">
        <text:list-item>
          <text:p text:style-name="P28">Set the <text:span text:style-name="T27">Default </text:span>Email Subject Line—this is the email subject line that all emails sent through this petition will get <text:span text:style-name="T27">by default</text:span>. </text:p>
          <text:p text:style-name="P28"/>
        </text:list-item>
        <text:list-item>
          <text:p text:style-name="P33">Choose the Custom Subject <text:span text:style-name="T27">Field, which should be the field that was added to the Email Target Activity Profile. If you do not choose a Custom Subject Field, then petition signers will not have the option to change the subject line of the message sent. If you do choose a field, then the field will be pre-populated with the default email subject line, but the petition signer will have the option to change it.</text:span></text:p>
          <text:p text:style-name="P28"/>
        </text:list-item>
        <text:list-item>
          <text:p text:style-name="P28">Set up the Default Message—create the default email text that you want to offer to signers.</text:p>
          <text:p text:style-name="P28"/>
        </text:list-item>
        <text:list-item>
          <text:p text:style-name="P31">Choose the Custom Message Field, which should be the Target Message field that was added to the Email Target Activity Profile. <text:span text:style-name="T27">f you do not choose a Custom Message Field, then petition signers will not have the option to change the message sent. If you do choose a field, then the field will be pre-populated with the default message, but the petition signer will have the option to change it.</text:span></text:p>
        </text:list-item>
      </text:list>
      <text:p text:style-name="P32"/>
      <text:p text:style-name="P36">Note: The petition signer's postal address will be automatically pre-pended to the message just before it is sent to the target.</text:p>
      <text:list xml:id="list94823871460888" text:continue-numbering="true" text:style-name="L4">
        <text:list-header>
          <text:p text:style-name="P28"/>
        </text:list-header>
        <text:list-item>
          <text:p text:style-name="P29"><text:soft-page-break/>Choose which method to use for choosing a target. You can use either the <text:span text:style-name="T4">Dynamic Method</text:span> (to automatically choose a target based on shared criteria between the target and the petition signer, such as an electoral district) or you can use the <text:span text:style-name="T4">Static </text:span><text:span text:style-name="T5">M</text:span><text:span text:style-name="T4">ethod</text:span> (have all petition signers send an email to the same set of addresses).</text:p>
          <text:p text:style-name="P29"/>
          <text:p text:style-name="P29"><text:span text:style-name="T27">Note: </text:span>you can <text:span text:style-name="T27">also </text:span>use both methods at the same time, for example, if you want all petitions to go to the Governor and have state senators only get petitions from users in their district.</text:p>
          <text:p text:style-name="P28"/>
        </text:list-item>
        <text:list-item>
          <text:p text:style-name="P30"><text:span text:style-name="T4">Dynamic Method setup</text:span>: All dynamic targets must be entered in your database and must be assigned to a group. <text:span text:style-name="T24">You can have more than one group of targets.</text:span></text:p>
          <text:p text:style-name="P30"/>
          <text:p text:style-name="P34">Together, select both the target group and the field that goes with that target group. For example, if you have a target group of state senators, you should match that target group with the state senate district id field. Similarly, the target group of state assembly members should be matched to the state assembly district id.</text:p>
        </text:list-item>
      </text:list>
      <text:p text:style-name="P14"/>
      <text:p text:style-name="P15">Next, choose the email location field. <text:span text:style-name="T25">Your targets may have more than one email address entered for the record. This field ensures that the petition goes to the right address. If your targets are imported with their address coded to “Main” or “Work” then select Main or Work in this field. You may want to create a custom location type to give you more flexibility. For example, you may want to put the email address of a staffer for a given campaign. </text:span></text:p>
      <text:p text:style-name="P15"/>
      <text:p text:style-name="P16">If you leave location field empty, then the target's primary email address will be used.</text:p>
      <text:p text:style-name="P16"/>
      <text:p text:style-name="P16">If you select a location field and the target does not have an email address that uses that location, then their primary email address will be used.</text:p>
      <text:list xml:id="list94823290288049" text:continue-numbering="true" text:style-name="L4">
        <text:list-header>
          <text:p text:style-name="P30"/>
        </text:list-header>
        <text:list-item>
          <text:p text:style-name="P35"><text:span text:style-name="T4">Static Method setup</text:span>: you may enter names and email addresses that will receive all petitions that are filled out. NOTE: these are not recorded in the database.</text:p>
        </text:list-item>
      </text:list>
      <text:p text:style-name="P17"/>
      <text:h text:style-name="P18" text:outline-level="2">Checking your matches</text:h>
      <text:p text:style-name="Normal"/>
      <text:p text:style-name="P6">Once you have created your petition, you may want to check to ensure that your contacts will match the targets that you expect them to match.</text:p>
      <text:p text:style-name="P6"/>
      <text:p text:style-name="P6">You can take that step by running the PetitionEmail report. Go to Reports → Campaign Reports → New Campaign Report. Then click the PetitionEmail report.</text:p>
      <text:p text:style-name="P6"><text:soft-page-break/></text:p>
      <text:p text:style-name="P6">Select the “Contacts matched” from the Display Column. Then, configure the criteria to match your Petition and select the group that you want to which you want to send the petition signing request.</text:p>
      <text:p text:style-name="P6"/>
      <text:p text:style-name="P6">The report will show a list of all the contacts in your group, along with the targets that they will match on.</text:p>
      <text:p text:style-name="P6"/>
      <text:h text:style-name="Heading_20_2" text:outline-level="2">Send away</text:h>
      <text:p text:style-name="Normal"/>
      <text:p text:style-name="P10"><text:span text:style-name="T28">When you are ready to go, create a new mailing to send to your outreach group. In the body of the mailing, include a link to the petition signing page (You can find that link by editing your petition and looking for the “</text:span>Links to sign the petition” <text:span text:style-name="T27">section</text:span><text:span text:style-name="T17">).</text:span></text:p>
      <text:p text:style-name="P6"/>
      <text:p text:style-name="P9">You will find two different links here.</text:p>
      <text:p text:style-name="P6"/>
      <text:p text:style-name="P7">The standard link looks something like this:</text:p>
      <text:p text:style-name="P6"/>
      <text:p text:style-name="P7">https://ptp.ourpowerbase.net/civicrm/petition/sign?sid=3&amp;reset=1</text:p>
      <text:p text:style-name="P6"/>
      <text:p text:style-name="P9">That's the link you send people who are not in your database, for example, if you are posting to your web site or your social networks.</text:p>
      <text:p text:style-name="P8"/>
      <text:p text:style-name="P8"><text:span text:style-name="T27">If you are sending the link by PowerBase mass email, y</text:span>ou should <text:span text:style-name="T27">use the personalized version, which includes a few extra pieces and looks something like this:</text:span></text:p>
      <text:p text:style-name="P6"/>
      <text:p text:style-name="P11"><text:span text:style-name="T17">https://ptp.ourpowerbase.net/civicrm/petition/sign?sid=3&amp;reset=1</text:span><text:span text:style-name="T18">&amp;</text:span><text:span text:style-name="T17">{contact.checksum}&amp;cid={contact.contact_id}</text:span></text:p>
      <text:p text:style-name="P7"/>
      <text:p text:style-name="P9">If you use this URL, then the contacts information will be pre-filled on the form, making it much easier for them to sign your pet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Droid Sans Fallback" svg:font-family="'Droid Sans Fallback'" style:font-family-generic="roman"/>
    <style:font-face style:name="FreeSans" svg:font-family="FreeSans" style:font-family-generic="roman"/>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name-complex="FreeSans" style:font-family-complex="FreeSans" style:font-family-generic-complex="roman" style:font-size-complex="14pt" fo:hyphenate="false"/>
    </style:style>
    <style:style style:name="Text_20_body" style:display-name="Text body" style:family="paragraph" style:parent-style-name="Normal"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Normal" style:default-outline-level="1" style:class="text">
      <style:paragraph-properties fo:margin-left="-0.4in" fo:margin-right="0in" fo:margin-top="0.25in" fo:margin-bottom="0.111in" loext:contextual-spacing="false" fo:hyphenation-ladder-count="no-limit" fo:text-indent="0in" style:auto-text-indent="false">
        <style:tab-stops/>
      </style:paragraph-properties>
      <style:text-properties fo:font-size="16pt" fo:font-weight="bold" style:font-size-asian="16pt" style:font-weight-asian="bold" style:font-size-complex="16pt" style:font-weight-complex="bold" fo:hyphenate="false"/>
    </style:style>
    <style:style style:name="Heading_20_2" style:display-name="Heading 2" style:family="paragraph" style:parent-style-name="Normal" style:default-outline-level="2" style:class="text">
      <style:paragraph-properties fo:margin-left="-0.3in" fo:margin-right="0in" fo:margin-top="0.25in" fo:margin-bottom="0.0835in" loext:contextual-spacing="false" fo:keep-together="always" fo:hyphenation-ladder-count="no-limit" fo:text-indent="0in" style:auto-text-indent="false" fo:padding-left="0.4307in" fo:padding-right="0.4307in" fo:padding-top="0.4307in" fo:padding-bottom="0in" fo:border-left="none" fo:border-right="none" fo:border-top="none" fo:border-bottom="0.51pt solid #00000a" style:shadow="#000000 0.0035in 0.0035in" fo:keep-with-next="always">
        <style:tab-stops/>
      </style:paragraph-properties>
      <style:text-properties fo:font-size="14pt" fo:font-weight="bold" style:font-size-asian="14pt" style:font-weight-asian="bold" style:font-size-complex="14pt" style:font-weight-complex="bold" fo:hyphenate="false"/>
    </style:style>
    <style:style style:name="Heading_20_3" style:display-name="Heading 3" style:family="paragraph" style:parent-style-name="Normal" style:default-outline-level="3" style:class="text">
      <style:paragraph-properties fo:margin-top="0.139in" fo:margin-bottom="0.111in" loext:contextual-spacing="false" fo:line-height="112%" fo:hyphenation-ladder-count="no-limit"/>
      <style:text-properties style:font-name="Cambria" fo:font-family="Cambria" style:font-family-generic="roman" style:font-pitch="variable" fo:font-size="11pt" fo:font-weight="bold" style:font-size-asian="11pt" style:font-weight-asian="bold" style:font-size-complex="11pt" style:font-weight-complex="bold" fo:hyphenate="false"/>
    </style:style>
    <style:style style:name="Heading_20_4" style:display-name="Heading 4" style:family="paragraph" style:parent-style-name="Normal" style:default-outline-level="4" style:class="text">
      <style:paragraph-properties fo:margin-top="0.139in" fo:margin-bottom="0.111in" loext:contextual-spacing="false" fo:hyphenation-ladder-count="no-limit"/>
      <style:text-properties style:font-name="Cambria" fo:font-family="Cambria" style:font-family-generic="roman" style:font-pitch="variable" fo:font-size="11pt" fo:font-style="italic" fo:font-weight="bold" style:font-size-asian="11pt" style:font-style-asian="italic" style:font-weight-asian="bold" style:font-size-complex="11pt" style:font-style-complex="italic" style:font-weight-complex="bold" fo:hyphenate="false"/>
    </style:style>
    <style:style style:name="Heading_20_5" style:display-name="Heading 5" style:family="paragraph" style:parent-style-name="Normal" style:default-outline-level="5" style:class="text">
      <style:paragraph-properties fo:margin-top="0.139in" fo:margin-bottom="0.111in" loext:contextual-spacing="false" fo:hyphenation-ladder-count="no-limit"/>
      <style:text-properties fo:color="#7f7f7f" style:font-name="Cambria" fo:font-family="Cambria" style:font-family-generic="roman" style:font-pitch="variable" fo:font-size="11pt" fo:font-weight="bold" style:font-size-asian="11pt" style:font-weight-asian="bold" style:font-size-complex="11pt" style:font-weight-complex="bold" fo:hyphenate="false"/>
    </style:style>
    <style:style style:name="Heading_20_6" style:display-name="Heading 6" style:family="paragraph" style:parent-style-name="Normal" style:default-outline-level="6" style:class="text">
      <style:paragraph-properties fo:line-height="112%" fo:hyphenation-ladder-count="no-limit"/>
      <style:text-properties fo:color="#7f7f7f" style:font-name="Cambria" fo:font-family="Cambria" style:font-family-generic="roman" style:font-pitch="variable" fo:font-size="11pt" fo:font-style="italic" fo:font-weight="bold" style:font-size-asian="11pt" style:font-style-asian="italic" style:font-weight-asian="bold" style:font-size-complex="11pt" style:font-style-complex="italic" style:font-weight-complex="bold" fo:hyphenate="false"/>
    </style:style>
    <style:style style:name="Heading_20_7" style:display-name="Heading 7" style:family="paragraph" style:parent-style-name="Normal" style:default-outline-level="7" style:class="text">
      <style:paragraph-properties fo:hyphenation-ladder-count="no-limit"/>
      <style:text-properties style:font-name="Cambria" fo:font-family="Cambria" style:font-family-generic="roman" style:font-pitch="variable" fo:font-size="11pt" fo:font-style="italic" style:font-size-asian="11pt" style:font-style-asian="italic" style:font-size-complex="11pt" style:font-style-complex="italic" fo:hyphenate="false"/>
    </style:style>
    <style:style style:name="Heading_20_8" style:display-name="Heading 8" style:family="paragraph" style:parent-style-name="Normal" style:default-outline-level="8" style:class="text">
      <style:paragraph-properties fo:hyphenation-ladder-count="no-limit"/>
      <style:text-properties style:font-name="Cambria" fo:font-family="Cambria" style:font-family-generic="roman" style:font-pitch="variable" fo:font-size="10pt" style:font-size-asian="10pt" style:font-size-complex="10pt" fo:hyphenate="false"/>
    </style:style>
    <style:style style:name="Heading_20_9" style:display-name="Heading 9" style:family="paragraph" style:parent-style-name="Normal" style:default-outline-level="9" style:class="text">
      <style:paragraph-properties fo:hyphenation-ladder-count="no-limit"/>
      <style:text-properties style:font-name="Cambria" fo:font-family="Cambria" style:font-family-generic="roman" style:font-pitch="variable" fo:font-size="10pt" fo:letter-spacing="0.0035in" fo:font-style="italic" style:font-size-asian="10pt" style:font-style-asian="italic" style:font-size-complex="10pt" style:font-style-complex="italic" fo:hyphenate="false"/>
    </style:style>
    <style:style style:name="Normal" style:family="paragraph">
      <style:paragraph-properties fo:margin-top="0in" fo:margin-bottom="0in" loext:contextual-spacing="false" style:line-height-at-least="0.0693in" fo:hyphenation-ladder-count="no-limit"/>
      <style:text-properties style:font-name="Calibri" fo:font-family="Calibri" style:font-family-generic="swiss" style:font-pitch="variable" fo:font-size="12pt" style:font-name-asian="Droid Sans Fallback" style:font-family-asian="'Droid Sans Fallback'" style:font-family-generic-asian="roman" style:font-size-asian="12pt" style:font-size-complex="12pt"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roman" fo:hyphenate="false"/>
    </style:style>
    <style:style style:name="Caption" style:family="paragraph" style:parent-style-name="Normal" style:class="extra">
      <style:paragraph-properties fo:margin-top="0.0835in" fo:margin-bottom="0.0835in" loext:contextual-spacing="false" fo:hyphenation-ladder-count="no-limit" text:number-lines="false" text:line-number="0"/>
      <style:text-properties fo:font-style="italic" style:font-style-asian="italic" style:font-name-complex="FreeSans" style:font-family-complex="FreeSans" style:font-family-generic-complex="roman"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FreeSans" style:font-family-complex="FreeSans" style:font-family-generic-complex="roman" fo:hyphenate="false"/>
    </style:style>
    <style:style style:name="Title" style:family="paragraph" style:parent-style-name="Normal" style:class="chapter">
      <style:paragraph-properties fo:text-align="end" style:justify-single-word="false" fo:hyphenation-ladder-count="no-limit"/>
      <style:text-properties style:font-name="Cambria" fo:font-family="Cambria" style:font-family-generic="roman" style:font-pitch="variable" fo:font-size="24pt" fo:letter-spacing="0.0035in" style:font-size-asian="24pt" style:font-size-complex="26pt" fo:hyphenate="false"/>
    </style:style>
    <style:style style:name="Subtitle" style:family="paragraph" style:parent-style-name="Normal" style:class="chapter">
      <style:paragraph-properties fo:margin-top="0in" fo:margin-bottom="0.4165in" loext:contextual-spacing="false" fo:hyphenation-ladder-count="no-limit"/>
      <style:text-properties style:font-name="Cambria" fo:font-family="Cambria" style:font-family-generic="roman" style:font-pitch="variable" fo:letter-spacing="0.0091in" fo:font-style="italic" style:font-style-asian="italic" style:font-style-complex="italic" fo:hyphenate="false"/>
    </style:style>
    <style:style style:name="No_20_Spacing" style:display-name="No Spacing" style:family="paragraph" style:parent-style-name="Normal">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Quote" style:family="paragraph" style:parent-style-name="Normal">
      <style:paragraph-properties fo:margin-left="0.25in" fo:margin-right="0.25in" fo:margin-top="0.139in" fo:margin-bottom="0.111in" loext:contextual-spacing="false" fo:hyphenation-ladder-count="no-limit" fo:text-indent="0in" style:auto-text-indent="false">
        <style:tab-stops/>
      </style:paragraph-properties>
      <style:text-properties fo:font-size="11pt" fo:font-style="italic" style:font-size-asian="11pt" style:font-style-asian="italic" style:font-size-complex="11pt" style:font-style-complex="italic" fo:hyphenate="false"/>
    </style:style>
    <style:style style:name="Intense_20_Quote" style:display-name="Intense Quote" style:family="paragraph" style:parent-style-name="Normal">
      <style:paragraph-properties fo:margin-left="0.7in" fo:margin-right="0.8in" fo:margin-top="0.139in" fo:margin-bottom="0.1945in" loext:contextual-spacing="false" fo:text-align="justify" style:justify-single-word="false" fo:hyphenation-ladder-count="no-limit" fo:text-indent="0in" style:auto-text-indent="false" fo:padding-left="0.4307in" fo:padding-right="0.4307in" fo:padding-top="0.4307in" fo:padding-bottom="0in" fo:border-left="none" fo:border-right="none" fo:border-top="none" fo:border-bottom="0.51pt solid #00000a" style:shadow="#000000 0.0035in 0.0035in">
        <style:tab-stops/>
      </style:paragraph-properties>
      <style:text-properties fo:font-size="11pt" fo:font-style="italic" fo:font-weight="bold" style:font-size-asian="11pt" style:font-style-asian="italic" style:font-weight-asian="bold" style:font-size-complex="11pt" style:font-style-complex="italic" style:font-weight-complex="bold" fo:hyphenate="false"/>
    </style:style>
    <style:style style:name="Contents_20_Heading" style:display-name="Contents Heading" style:family="paragraph" style:parent-style-name="Heading_20_1" style:default-outline-level="1" style:list-style-name="" style:class="index">
      <style:paragraph-properties fo:hyphenation-ladder-count="no-limit"/>
      <style:text-properties style:language-complex="en" style:country-complex="US" fo:hyphenate="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16pt" fo:font-weight="bold" style:font-size-asian="16pt" style:font-weight-asian="bold" style:font-size-complex="16pt" style:font-weight-complex="bold"/>
    </style:style>
    <style:style style:name="Heading_20_2_20_Char" style:display-name="Heading 2 Char" style:family="text" style:parent-style-name="Default_20_Paragraph_20_Font">
      <style:text-properties fo:font-size="14pt" fo:font-weight="bold" style:font-size-asian="14pt" style:font-weight-asian="bold" style:font-size-complex="14pt"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weight="bold" style:font-weight-asian="bold"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7f7f7f" style:font-name="Cambria" fo:font-family="Cambria" style:font-family-generic="roman" style:font-pitch="variable" fo:font-weight="bold" style:font-weight-asian="bold" style:font-weight-complex="bold"/>
    </style:style>
    <style:style style:name="Heading_20_6_20_Char" style:display-name="Heading 6 Char" style:family="text" style:parent-style-name="Default_20_Paragraph_20_Font">
      <style:text-properties fo:color="#7f7f7f" style:font-name="Cambria" fo:font-family="Cambria" style:font-family-generic="roman" style:font-pitch="variable" fo:font-style="italic" fo:font-weight="bold" style:font-style-asian="italic" style:font-weight-asian="bold" style:font-style-complex="italic" style:font-weight-complex="bold"/>
    </style:style>
    <style:style style:name="Heading_20_7_20_Char" style:display-name="Heading 7 Char" style:family="text" style:parent-style-name="Default_20_Paragraph_20_Font">
      <style:text-properties style:font-name="Cambria" fo:font-family="Cambria" style:font-family-generic="roman" style:font-pitch="variable" fo:font-style="italic" style:font-style-asian="italic" style:font-style-complex="italic"/>
    </style:style>
    <style:style style:name="Heading_20_8_20_Char" style:display-name="Heading 8 Char" style:family="text" style:parent-style-name="Default_20_Paragraph_20_Font">
      <style:text-properties style:font-name="Cambria" fo:font-family="Cambria" style:font-family-generic="roman" style:font-pitch="variable" fo:font-size="10pt" style:font-size-asian="10pt" style:font-size-complex="10pt"/>
    </style:style>
    <style:style style:name="Heading_20_9_20_Char" style:display-name="Heading 9 Char" style:family="text" style:parent-style-name="Default_20_Paragraph_20_Font">
      <style:text-properties style:font-name="Cambria" fo:font-family="Cambria" style:font-family-generic="roman" style:font-pitch="variable" fo:font-size="10pt" fo:letter-spacing="0.0035in" fo:font-style="italic" style:font-size-asian="10pt" style:font-style-asian="italic" style:font-size-complex="10pt" style:font-style-complex="italic"/>
    </style:style>
    <style:style style:name="Title_20_Char" style:display-name="Title Char" style:family="text" style:parent-style-name="Default_20_Paragraph_20_Font">
      <style:text-properties style:font-name="Cambria" fo:font-family="Cambria" style:font-family-generic="roman" style:font-pitch="variable" fo:font-size="24pt" fo:letter-spacing="0.0035in" style:font-size-asian="24pt" style:font-size-complex="26pt"/>
    </style:style>
    <style:style style:name="Subtitle_20_Char" style:display-name="Subtitle Char" style:family="text" style:parent-style-name="Default_20_Paragraph_20_Font">
      <style:text-properties style:font-name="Cambria" fo:font-family="Cambria" style:font-family-generic="roman" style:font-pitch="variable" fo:font-size="12pt" fo:letter-spacing="0.0091in" fo:font-style="italic" style:font-size-asian="12pt" style:font-style-asian="italic"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071in" fo:font-style="italic" fo:font-weight="bold" fo:background-color="#ffffff" style:font-style-asian="italic" style:font-weight-asian="bold" style:font-style-complex="italic" style:font-weight-complex="bold"/>
    </style:style>
    <style:style style:name="No_20_Spacing_20_Char" style:display-name="No Spacing Char" style:family="text" style:parent-style-name="Default_20_Paragraph_20_Font">
      <style:text-properties style:font-name="Garamond" fo:font-family="Garamond" style:font-family-generic="roman" style:font-pitch="variable" fo:font-size="12pt" style:font-size-asian="12pt" style:font-size-complex="12pt"/>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text-underline-mode="continuous" style:text-overline-mode="continuous" style:text-line-through-mode="continuous"/>
    </style:style>
    <style:style style:name="Book_20_Title" style:display-name="Book Title" style:family="text">
      <style:text-properties fo:font-variant="small-caps" fo:letter-spacing="0.0035in" fo:font-style="italic" style:font-style-asian="italic" style:font-style-complex="italic"/>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2" style:display-name="WW_CharLFO1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Title">
      <style:paragraph-properties fo:text-align="center" style:justify-single-word="false"/>
      <style:text-properties fo:font-size="22pt" style:font-size-asian="22pt"/>
    </style:style>
    <style:style style:name="MP2" style:family="paragraph" style:parent-style-name="Footer">
      <style:paragraph-properties fo:text-align="center" style:justify-single-word="false"/>
    </style:style>
    <style:style style:name="MT1" style:family="text">
      <style:text-properties officeooo:rsid="003002a1"/>
    </style:style>
    <style:style style:name="MT2" style:family="text">
      <style:text-properties officeooo:rsid="002e94e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line-style="solid" style:adjustment="left" style:rel-width="33%" style:color="#000000"/>
      </style:page-layout-properties>
      <style:header-style>
        <style:header-footer-properties fo:min-height="0in" fo:margin-left="0in" fo:margin-right="0in" fo:margin-bottom="0in" style:dynamic-spacing="true"/>
      </style:header-style>
      <style:footer-style>
        <style:header-footer-properties fo:min-height="0in" fo:margin-left="0in" fo:margin-right="0in" fo:margin-top="0in" style:dynamic-spacing="true"/>
      </style:footer-style>
    </style:page-layout>
  </office:automatic-styles>
  <office:master-styles>
    <style:master-page style:name="Standard" style:page-layout-name="Mpm1">
      <style:footer>
        <text:p text:style-name="Footer"/>
      </style:footer>
    </style:master-page>
    <style:master-page style:name="MP0" style:page-layout-name="Mpm2">
      <style:header>
        <text:p text:style-name="MP1">Petitions: Sending Email to a Target<text:line-break/></text:p>
      </style:header>
      <style:footer>
        <text:p text:style-name="MP2"><text:page-number text:select-page="current">5</text:page-number></text:p>
        <text:p text:style-name="Footer">Progressive Technology Project<text:tab/><text:tab/><text:span text:style-name="MT1">http://progressivetech.org</text:span></text:p>
        <text:p text:style-name="Footer"><text:span text:style-name="MT2">12</text:span>/<text:span text:style-name="MT2">1</text:span>/201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Petitions: Send an email to a target</dc:title>
    <meta:initial-creator>Progressive Technology Project</meta:initial-creator>
    <meta:creation-date>2014-08-12T23:04:00Z</meta:creation-date>
    <dc:date>2014-12-10T09:48:22.245106708</dc:date>
    <meta:print-date>2014-01-30T18:38:00Z</meta:print-date>
    <meta:editing-cycles>21</meta:editing-cycles>
    <meta:editing-duration>PT2H19M22S</meta:editing-duration>
    <dc:creator>Jamie McClelland</dc:creator>
    <meta:document-statistic meta:table-count="0" meta:image-count="0" meta:object-count="0" meta:page-count="5" meta:paragraph-count="61" meta:word-count="1826" meta:character-count="10770" meta:non-whitespace-character-count="9013"/>
    <meta:template xlink:type="simple" xlink:actuate="onRequest" xlink:title="" xlink:href="Normal"/>
  </office:meta>
</office:document-meta>
</file>